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9" style:family="table-column">
      <style:table-column-properties fo:break-before="auto" style:column-width="8.301cm"/>
    </style:style>
    <style:style style:name="co40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11cm"/>
    </style:style>
    <style:style style:name="co43" style:family="table-column">
      <style:table-column-properties fo:break-before="auto" style:column-width="16.016cm"/>
    </style:style>
    <style:style style:name="co44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49" style:family="table-column">
      <style:table-column-properties fo:break-before="auto" style:column-width="2.835cm"/>
    </style:style>
    <style:style style:name="co50" style:family="table-column">
      <style:table-column-properties fo:break-before="auto" style:column-width="5.914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co45" style:family="table-column">
      <style:table-column-properties fo:break-before="auto" style:column-width="3.944cm"/>
    </style:style>
    <style:style style:name="co46" style:family="table-column">
      <style:table-column-properties fo:break-before="auto" style:column-width="3.667cm"/>
    </style:style>
    <style:style style:name="co47" style:family="table-column">
      <style:table-column-properties fo:break-before="auto" style:column-width="7.108cm"/>
    </style:style>
    <style:style style:name="co48" style:family="table-column">
      <style:table-column-properties fo:break-before="auto" style:column-width="15.0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49" table:default-cell-style-name="ce1"/>
        <table:table-column table:style-name="co1" table:default-cell-style-name="ce1"/>
        <table:table-column table:style-name="co20" table:default-cell-style-name="ce1"/>
        <table:table-column table:style-name="co50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20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office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Close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teps "Predefined" and "Sen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17:2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1H54M48S</meta:editing-duration>
    <meta:editing-cycles>103</meta:editing-cycles>
    <meta:generator>OpenOffice/4.1.1$Win32 OpenOffice.org_project/411m6$Build-9775</meta:generator>
    <dc:date>2015-05-09T17:23:43.31</dc:date>
    <meta:print-date>2013-02-02T14:44:49.07</meta:print-date>
    <dc:creator>Matthias Kläy</dc:creator>
    <meta:document-statistic meta:table-count="10" meta:cell-count="804" meta:object-count="0"/>
    <meta:user-defined meta:name="Info 1"/>
    <meta:user-defined meta:name="Info 2"/>
    <meta:user-defined meta:name="Info 3"/>
    <meta:user-defined meta:name="Info 4"/>
  </office:meta>
</office:document-meta>
</file>